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1.7484in"/>
    </style:style>
    <style:style style:name="co4" style:family="table-column">
      <style:table-column-properties fo:break-before="auto" style:column-width="1.8382in"/>
    </style:style>
    <style:style style:name="co5" style:family="table-column">
      <style:table-column-properties fo:break-before="auto" style:column-width="1.9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V</text:p>
          </table:table-cell>
          <table:table-cell office:value-type="string">
            <text:p>ADC</text:p>
          </table:table-cell>
          <table:table-cell>
            <draw:frame table:end-cell-address="Sheet1.M31" table:end-x="0.8894in" table:end-y="0.1772in" draw:z-index="0" draw:style-name="gr1" svg:width="8.9012in" svg:height="5.3311in" svg:x="0.8783in" svg:y="0.1594in">
              <draw:object draw:notify-on-update-of-ranges="Sheet1.A2:Sheet1.A33 Sheet1.B2:Sheet1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19">
            <text:p>319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408">
            <text:p>408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591">
            <text:p>59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639">
            <text:p>639</text:p>
          </table:table-cell>
          <table:table-cell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739">
            <text:p>739</text:p>
          </table:table-cell>
          <table:table-cell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896">
            <text:p>896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960">
            <text:p>960</text:p>
          </table:table-cell>
          <table:table-cell/>
        </table:table-row>
        <table:table-row table:style-name="ro1">
          <table:table-cell office:value-type="float" office:value="3208">
            <text:p>3208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 office:value-type="float" office:value="3271">
            <text:p>3271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1016">
            <text:p>1016</text:p>
          </table:table-cell>
          <table:table-cell>
            <draw:frame table:end-cell-address="Sheet1.N64" table:end-x="0.8228in" table:end-y="0.0732in" draw:z-index="1" draw:style-name="gr1" svg:width="9.7213in" svg:height="5.4181in" svg:x="0.8807in" svg:y="0.1457in">
              <draw:object draw:notify-on-update-of-ranges="Sheet1.B2:Sheet1.B33 Sheet1.A2:Sheet1.A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V</text:p>
          </table:table-cell>
          <table:table-cell office:value-type="string">
            <text:p>ADC</text:p>
          </table:table-cell>
          <table:table-cell/>
          <table:table-cell>
            <draw:frame table:end-cell-address="Sheet2.N31" table:end-x="0.8563in" table:end-y="0.0724in" draw:z-index="0" draw:style-name="gr1" svg:width="9.7232in" svg:height="5.2098in" svg:x="0.0232in" svg:y="0.176in">
              <draw:object draw:notify-on-update-of-ranges="Sheet2.B2:Sheet2.B23 Sheet2.A2:Sheet2.A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5205">
            <text:p>5205</text:p>
          </table:table-cell>
          <table:table-cell office:value-type="float" office:value="775">
            <text:p>775</text:p>
          </table:table-cell>
          <table:table-cell table:number-columns-repeated="2"/>
        </table:table-row>
        <table:table-row table:style-name="ro1">
          <table:table-cell office:value-type="float" office:value="5330">
            <text:p>5330</text:p>
          </table:table-cell>
          <table:table-cell office:value-type="float" office:value="796">
            <text:p>796</text:p>
          </table:table-cell>
          <table:table-cell table:number-columns-repeated="2"/>
        </table:table-row>
        <table:table-row table:style-name="ro1">
          <table:table-cell office:value-type="float" office:value="5408">
            <text:p>5408</text:p>
          </table:table-cell>
          <table:table-cell office:value-type="float" office:value="799">
            <text:p>799</text:p>
          </table:table-cell>
          <table:table-cell table:number-columns-repeated="2"/>
        </table:table-row>
        <table:table-row table:style-name="ro1">
          <table:table-cell office:value-type="float" office:value="5572">
            <text:p>5572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float" office:value="5615">
            <text:p>5615</text:p>
          </table:table-cell>
          <table:table-cell office:value-type="float" office:value="831">
            <text:p>831</text:p>
          </table:table-cell>
          <table:table-cell table:number-columns-repeated="2"/>
        </table:table-row>
        <table:table-row table:style-name="ro1">
          <table:table-cell office:value-type="float" office:value="5760">
            <text:p>5760</text:p>
          </table:table-cell>
          <table:table-cell office:value-type="float" office:value="847">
            <text:p>847</text:p>
          </table:table-cell>
          <table:table-cell table:number-columns-repeated="2"/>
        </table:table-row>
        <table:table-row table:style-name="ro1">
          <table:table-cell office:value-type="float" office:value="5824">
            <text:p>5824</text:p>
          </table:table-cell>
          <table:table-cell office:value-type="float" office:value="864">
            <text:p>864</text:p>
          </table:table-cell>
          <table:table-cell table:number-columns-repeated="2"/>
        </table:table-row>
        <table:table-row table:style-name="ro1">
          <table:table-cell office:value-type="float" office:value="6084">
            <text:p>6084</text:p>
          </table:table-cell>
          <table:table-cell office:value-type="float" office:value="903">
            <text:p>903</text:p>
          </table:table-cell>
          <table:table-cell table:number-columns-repeated="2"/>
        </table:table-row>
        <table:table-row table:style-name="ro1">
          <table:table-cell office:value-type="float" office:value="6226">
            <text:p>6226</text:p>
          </table:table-cell>
          <table:table-cell office:value-type="float" office:value="920">
            <text:p>920</text:p>
          </table:table-cell>
          <table:table-cell table:number-columns-repeated="2"/>
        </table:table-row>
        <table:table-row table:style-name="ro1">
          <table:table-cell office:value-type="float" office:value="6328">
            <text:p>6328</text:p>
          </table:table-cell>
          <table:table-cell office:value-type="float" office:value="935">
            <text:p>935</text:p>
          </table:table-cell>
          <table:table-cell table:number-columns-repeated="2"/>
        </table:table-row>
        <table:table-row table:style-name="ro1">
          <table:table-cell office:value-type="float" office:value="6433">
            <text:p>6433</text:p>
          </table:table-cell>
          <table:table-cell office:value-type="float" office:value="952">
            <text:p>952</text:p>
          </table:table-cell>
          <table:table-cell table:number-columns-repeated="2"/>
        </table:table-row>
        <table:table-row table:style-name="ro1">
          <table:table-cell office:value-type="float" office:value="6573">
            <text:p>6573</text:p>
          </table:table-cell>
          <table:table-cell office:value-type="float" office:value="972">
            <text:p>972</text:p>
          </table:table-cell>
          <table:table-cell table:number-columns-repeated="2"/>
        </table:table-row>
        <table:table-row table:style-name="ro1">
          <table:table-cell office:value-type="float" office:value="6650">
            <text:p>6650</text:p>
          </table:table-cell>
          <table:table-cell office:value-type="float" office:value="984">
            <text:p>984</text:p>
          </table:table-cell>
          <table:table-cell table:number-columns-repeated="2"/>
        </table:table-row>
        <table:table-row table:style-name="ro1">
          <table:table-cell office:value-type="float" office:value="6850">
            <text:p>6850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float" office:value="5092">
            <text:p>5092</text:p>
          </table:table-cell>
          <table:table-cell office:value-type="float" office:value="768">
            <text:p>768</text:p>
          </table:table-cell>
          <table:table-cell table:number-columns-repeated="2"/>
        </table:table-row>
        <table:table-row table:style-name="ro1">
          <table:table-cell office:value-type="float" office:value="4938">
            <text:p>4938</text:p>
          </table:table-cell>
          <table:table-cell office:value-type="float" office:value="736">
            <text:p>736</text:p>
          </table:table-cell>
          <table:table-cell table:number-columns-repeated="2"/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4480">
            <text:p>4480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float" office:value="4281">
            <text:p>428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4164">
            <text:p>4164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3921">
            <text:p>3921</text:p>
          </table:table-cell>
          <table:table-cell/>
          <table:table-cell office:value-type="float" office:value="3110">
            <text:p>3110</text:p>
          </table:table-cell>
          <table:table-cell/>
        </table:table-row>
        <table:table-row table:style-name="ro1">
          <table:table-cell office:value-type="float" office:value="3830">
            <text:p>3830</text:p>
          </table:table-cell>
          <table:table-cell/>
          <table:table-cell office:value-type="float" office:value="3022">
            <text:p>3022</text:p>
          </table:table-cell>
          <table:table-cell/>
        </table:table-row>
        <table:table-row table:style-name="ro1">
          <table:table-cell office:value-type="float" office:value="3766">
            <text:p>3766</text:p>
          </table:table-cell>
          <table:table-cell/>
          <table:table-cell office:value-type="float" office:value="2967">
            <text:p>2967</text:p>
          </table:table-cell>
          <table:table-cell/>
        </table:table-row>
        <table:table-row table:style-name="ro1">
          <table:table-cell office:value-type="float" office:value="3616">
            <text:p>3616</text:p>
          </table:table-cell>
          <table:table-cell/>
          <table:table-cell office:value-type="float" office:value="2840">
            <text:p>28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2.N59" table:end-x="0.7996in" table:end-y="0.0713in" draw:z-index="1" draw:style-name="gr1" svg:width="9.6677in" svg:height="4.6547in" svg:x="0.022in" svg:y="0.0217in">
              <draw:object draw:notify-on-update-of-ranges="Sheet2.A2:Sheet2.A23 Sheet2.B2:Sheet2.B2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A</text:p>
          </table:table-cell>
          <table:table-cell office:value-type="string">
            <text:p>ADC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31.9">
            <text:p>31.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/>
        </table:table-row>
      </table:table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mV</text:p>
          </table:table-cell>
          <table:table-cell office:value-type="string">
            <text:p>Computed General ADC</text:p>
          </table:table-cell>
          <table:table-cell office:value-type="string">
            <text:p>Computed Battery ADC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[.A2]*100" office:value-type="float" office:value="0">
            <text:p>0</text:p>
          </table:table-cell>
          <table:table-cell table:formula="of:=ROUND([.C2]*0.302369566+13.7483907243; 0)" office:value-type="float" office:value="14">
            <text:p>14</text:p>
          </table:table-cell>
          <table:table-cell table:formula="of:=ROUND(0.1432375007*[.C2]+29.8252212349;0)"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.A3]*100" office:value-type="float" office:value="100">
            <text:p>100</text:p>
          </table:table-cell>
          <table:table-cell table:formula="of:=ROUND([.C3]*0.302369566+13.7483907243; 0)" office:value-type="float" office:value="44">
            <text:p>44</text:p>
          </table:table-cell>
          <table:table-cell table:formula="of:=ROUND(0.1432375007*[.C3]+29.8252212349;0)"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.A4]*100" office:value-type="float" office:value="200">
            <text:p>200</text:p>
          </table:table-cell>
          <table:table-cell table:formula="of:=ROUND([.C4]*0.302369566+13.7483907243; 0)" office:value-type="float" office:value="74">
            <text:p>74</text:p>
          </table:table-cell>
          <table:table-cell table:formula="of:=ROUND(0.1432375007*[.C4]+29.8252212349;0)"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[.A5]*100" office:value-type="float" office:value="300">
            <text:p>300</text:p>
          </table:table-cell>
          <table:table-cell table:formula="of:=ROUND([.C5]*0.302369566+13.7483907243; 0)" office:value-type="float" office:value="104">
            <text:p>104</text:p>
          </table:table-cell>
          <table:table-cell table:formula="of:=ROUND(0.1432375007*[.C5]+29.8252212349;0)" office:value-type="float" office:value="73">
            <text:p>7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.A6]*100" office:value-type="float" office:value="400">
            <text:p>400</text:p>
          </table:table-cell>
          <table:table-cell table:formula="of:=ROUND([.C6]*0.302369566+13.7483907243; 0)" office:value-type="float" office:value="135">
            <text:p>135</text:p>
          </table:table-cell>
          <table:table-cell table:formula="of:=ROUND(0.1432375007*[.C6]+29.8252212349;0)" office:value-type="float" office:value="87">
            <text:p>87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[.A7]*100" office:value-type="float" office:value="500">
            <text:p>500</text:p>
          </table:table-cell>
          <table:table-cell table:formula="of:=ROUND([.C7]*0.302369566+13.7483907243; 0)" office:value-type="float" office:value="165">
            <text:p>165</text:p>
          </table:table-cell>
          <table:table-cell table:formula="of:=ROUND(0.1432375007*[.C7]+29.8252212349;0)" office:value-type="float" office:value="101">
            <text:p>101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[.A8]*100" office:value-type="float" office:value="600">
            <text:p>600</text:p>
          </table:table-cell>
          <table:table-cell table:formula="of:=ROUND([.C8]*0.302369566+13.7483907243; 0)" office:value-type="float" office:value="195">
            <text:p>195</text:p>
          </table:table-cell>
          <table:table-cell table:formula="of:=ROUND(0.1432375007*[.C8]+29.8252212349;0)" office:value-type="float" office:value="116">
            <text:p>116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[.A9]*100" office:value-type="float" office:value="700">
            <text:p>700</text:p>
          </table:table-cell>
          <table:table-cell table:formula="of:=ROUND([.C9]*0.302369566+13.7483907243; 0)" office:value-type="float" office:value="225">
            <text:p>225</text:p>
          </table:table-cell>
          <table:table-cell table:formula="of:=ROUND(0.1432375007*[.C9]+29.8252212349;0)" office:value-type="float" office:value="130">
            <text:p>13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A10]*100" office:value-type="float" office:value="800">
            <text:p>800</text:p>
          </table:table-cell>
          <table:table-cell table:formula="of:=ROUND([.C10]*0.302369566+13.7483907243; 0)" office:value-type="float" office:value="256">
            <text:p>256</text:p>
          </table:table-cell>
          <table:table-cell table:formula="of:=ROUND(0.1432375007*[.C10]+29.8252212349;0)" office:value-type="float" office:value="144">
            <text:p>144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[.A11]*100" office:value-type="float" office:value="900">
            <text:p>900</text:p>
          </table:table-cell>
          <table:table-cell table:formula="of:=ROUND([.C11]*0.302369566+13.7483907243; 0)" office:value-type="float" office:value="286">
            <text:p>286</text:p>
          </table:table-cell>
          <table:table-cell table:formula="of:=ROUND(0.1432375007*[.C11]+29.8252212349;0)" office:value-type="float" office:value="159">
            <text:p>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[.A12]*100" office:value-type="float" office:value="1000">
            <text:p>1000</text:p>
          </table:table-cell>
          <table:table-cell table:formula="of:=ROUND([.C12]*0.302369566+13.7483907243; 0)" office:value-type="float" office:value="316">
            <text:p>316</text:p>
          </table:table-cell>
          <table:table-cell table:formula="of:=ROUND(0.1432375007*[.C12]+29.8252212349;0)" office:value-type="float" office:value="173">
            <text:p>1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[.A13]*100" office:value-type="float" office:value="1100">
            <text:p>1100</text:p>
          </table:table-cell>
          <table:table-cell table:formula="of:=ROUND([.C13]*0.302369566+13.7483907243; 0)" office:value-type="float" office:value="346">
            <text:p>346</text:p>
          </table:table-cell>
          <table:table-cell table:formula="of:=ROUND(0.1432375007*[.C13]+29.8252212349;0)" office:value-type="float" office:value="187">
            <text:p>1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[.A14]*100" office:value-type="float" office:value="1200">
            <text:p>1200</text:p>
          </table:table-cell>
          <table:table-cell table:formula="of:=ROUND([.C14]*0.302369566+13.7483907243; 0)" office:value-type="float" office:value="377">
            <text:p>377</text:p>
          </table:table-cell>
          <table:table-cell table:formula="of:=ROUND(0.1432375007*[.C14]+29.8252212349;0)" office:value-type="float" office:value="202">
            <text:p>2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A15]*100" office:value-type="float" office:value="1300">
            <text:p>1300</text:p>
          </table:table-cell>
          <table:table-cell table:formula="of:=ROUND([.C15]*0.302369566+13.7483907243; 0)" office:value-type="float" office:value="407">
            <text:p>407</text:p>
          </table:table-cell>
          <table:table-cell table:formula="of:=ROUND(0.1432375007*[.C15]+29.8252212349;0)" office:value-type="float" office:value="216">
            <text:p>2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[.A16]*100" office:value-type="float" office:value="1400">
            <text:p>1400</text:p>
          </table:table-cell>
          <table:table-cell table:formula="of:=ROUND([.C16]*0.302369566+13.7483907243; 0)" office:value-type="float" office:value="437">
            <text:p>437</text:p>
          </table:table-cell>
          <table:table-cell table:formula="of:=ROUND(0.1432375007*[.C16]+29.8252212349;0)" office:value-type="float" office:value="230">
            <text:p>2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[.A17]*100" office:value-type="float" office:value="1500">
            <text:p>1500</text:p>
          </table:table-cell>
          <table:table-cell table:formula="of:=ROUND([.C17]*0.302369566+13.7483907243; 0)" office:value-type="float" office:value="467">
            <text:p>467</text:p>
          </table:table-cell>
          <table:table-cell table:formula="of:=ROUND(0.1432375007*[.C17]+29.8252212349;0)" office:value-type="float" office:value="245">
            <text:p>2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.A18]*100" office:value-type="float" office:value="1600">
            <text:p>1600</text:p>
          </table:table-cell>
          <table:table-cell table:formula="of:=ROUND([.C18]*0.302369566+13.7483907243; 0)" office:value-type="float" office:value="498">
            <text:p>498</text:p>
          </table:table-cell>
          <table:table-cell table:formula="of:=ROUND(0.1432375007*[.C18]+29.8252212349;0)" office:value-type="float" office:value="259">
            <text:p>2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[.A19]*100" office:value-type="float" office:value="1700">
            <text:p>1700</text:p>
          </table:table-cell>
          <table:table-cell table:formula="of:=ROUND([.C19]*0.302369566+13.7483907243; 0)" office:value-type="float" office:value="528">
            <text:p>528</text:p>
          </table:table-cell>
          <table:table-cell table:formula="of:=ROUND(0.1432375007*[.C19]+29.8252212349;0)" office:value-type="float" office:value="273">
            <text:p>2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A20]*100" office:value-type="float" office:value="1800">
            <text:p>1800</text:p>
          </table:table-cell>
          <table:table-cell table:formula="of:=ROUND([.C20]*0.302369566+13.7483907243; 0)" office:value-type="float" office:value="558">
            <text:p>558</text:p>
          </table:table-cell>
          <table:table-cell table:formula="of:=ROUND(0.1432375007*[.C20]+29.8252212349;0)" office:value-type="float" office:value="288">
            <text:p>288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[.A21]*100" office:value-type="float" office:value="1900">
            <text:p>1900</text:p>
          </table:table-cell>
          <table:table-cell table:formula="of:=ROUND([.C21]*0.302369566+13.7483907243; 0)" office:value-type="float" office:value="588">
            <text:p>588</text:p>
          </table:table-cell>
          <table:table-cell table:formula="of:=ROUND(0.1432375007*[.C21]+29.8252212349;0)" office:value-type="float" office:value="302">
            <text:p>3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[.A22]*100" office:value-type="float" office:value="2000">
            <text:p>2000</text:p>
          </table:table-cell>
          <table:table-cell table:formula="of:=ROUND([.C22]*0.302369566+13.7483907243; 0)" office:value-type="float" office:value="618">
            <text:p>618</text:p>
          </table:table-cell>
          <table:table-cell table:formula="of:=ROUND(0.1432375007*[.C22]+29.8252212349;0)" office:value-type="float" office:value="316">
            <text:p>3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A23]*100" office:value-type="float" office:value="2100">
            <text:p>2100</text:p>
          </table:table-cell>
          <table:table-cell table:formula="of:=ROUND([.C23]*0.302369566+13.7483907243; 0)" office:value-type="float" office:value="649">
            <text:p>649</text:p>
          </table:table-cell>
          <table:table-cell table:formula="of:=ROUND(0.1432375007*[.C23]+29.8252212349;0)" office:value-type="float" office:value="331">
            <text:p>331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A24]*100" office:value-type="float" office:value="2200">
            <text:p>2200</text:p>
          </table:table-cell>
          <table:table-cell table:formula="of:=ROUND([.C24]*0.302369566+13.7483907243; 0)" office:value-type="float" office:value="679">
            <text:p>679</text:p>
          </table:table-cell>
          <table:table-cell table:formula="of:=ROUND(0.1432375007*[.C24]+29.8252212349;0)" office:value-type="float" office:value="345">
            <text:p>3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A25]*100" office:value-type="float" office:value="2300">
            <text:p>2300</text:p>
          </table:table-cell>
          <table:table-cell table:formula="of:=ROUND([.C25]*0.302369566+13.7483907243; 0)" office:value-type="float" office:value="709">
            <text:p>709</text:p>
          </table:table-cell>
          <table:table-cell table:formula="of:=ROUND(0.1432375007*[.C25]+29.8252212349;0)" office:value-type="float" office:value="359">
            <text:p>359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[.A26]*100" office:value-type="float" office:value="2400">
            <text:p>2400</text:p>
          </table:table-cell>
          <table:table-cell table:formula="of:=ROUND([.C26]*0.302369566+13.7483907243; 0)" office:value-type="float" office:value="739">
            <text:p>739</text:p>
          </table:table-cell>
          <table:table-cell table:formula="of:=ROUND(0.1432375007*[.C26]+29.8252212349;0)" office:value-type="float" office:value="374">
            <text:p>374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[.A27]*100" office:value-type="float" office:value="2500">
            <text:p>2500</text:p>
          </table:table-cell>
          <table:table-cell table:formula="of:=ROUND([.C27]*0.302369566+13.7483907243; 0)" office:value-type="float" office:value="770">
            <text:p>770</text:p>
          </table:table-cell>
          <table:table-cell table:formula="of:=ROUND(0.1432375007*[.C27]+29.8252212349;0)" office:value-type="float" office:value="388">
            <text:p>3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A28]*100" office:value-type="float" office:value="2600">
            <text:p>2600</text:p>
          </table:table-cell>
          <table:table-cell table:formula="of:=ROUND([.C28]*0.302369566+13.7483907243; 0)" office:value-type="float" office:value="800">
            <text:p>800</text:p>
          </table:table-cell>
          <table:table-cell table:formula="of:=ROUND(0.1432375007*[.C28]+29.8252212349;0)" office:value-type="float" office:value="402">
            <text:p>4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A29]*100" office:value-type="float" office:value="2700">
            <text:p>2700</text:p>
          </table:table-cell>
          <table:table-cell table:formula="of:=ROUND([.C29]*0.302369566+13.7483907243; 0)" office:value-type="float" office:value="830">
            <text:p>830</text:p>
          </table:table-cell>
          <table:table-cell table:formula="of:=ROUND(0.1432375007*[.C29]+29.8252212349;0)" office:value-type="float" office:value="417">
            <text:p>4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A30]*100" office:value-type="float" office:value="2800">
            <text:p>2800</text:p>
          </table:table-cell>
          <table:table-cell table:formula="of:=ROUND([.C30]*0.302369566+13.7483907243; 0)" office:value-type="float" office:value="860">
            <text:p>860</text:p>
          </table:table-cell>
          <table:table-cell table:formula="of:=ROUND(0.1432375007*[.C30]+29.8252212349;0)" office:value-type="float" office:value="431">
            <text:p>431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[.A31]*100" office:value-type="float" office:value="2900">
            <text:p>2900</text:p>
          </table:table-cell>
          <table:table-cell table:formula="of:=ROUND([.C31]*0.302369566+13.7483907243; 0)" office:value-type="float" office:value="891">
            <text:p>891</text:p>
          </table:table-cell>
          <table:table-cell table:formula="of:=ROUND(0.1432375007*[.C31]+29.8252212349;0)" office:value-type="float" office:value="445">
            <text:p>4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A32]*100" office:value-type="float" office:value="3000">
            <text:p>3000</text:p>
          </table:table-cell>
          <table:table-cell table:formula="of:=ROUND([.C32]*0.302369566+13.7483907243; 0)" office:value-type="float" office:value="921">
            <text:p>921</text:p>
          </table:table-cell>
          <table:table-cell table:formula="of:=ROUND(0.1432375007*[.C32]+29.8252212349;0)" office:value-type="float" office:value="460">
            <text:p>460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A33]*100" office:value-type="float" office:value="3100">
            <text:p>3100</text:p>
          </table:table-cell>
          <table:table-cell table:formula="of:=ROUND([.C33]*0.302369566+13.7483907243; 0)" office:value-type="float" office:value="951">
            <text:p>951</text:p>
          </table:table-cell>
          <table:table-cell table:formula="of:=ROUND(0.1432375007*[.C33]+29.8252212349;0)" office:value-type="float" office:value="474">
            <text:p>4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A34]*100" office:value-type="float" office:value="3200">
            <text:p>3200</text:p>
          </table:table-cell>
          <table:table-cell table:formula="of:=ROUND([.C34]*0.302369566+13.7483907243; 0)" office:value-type="float" office:value="981">
            <text:p>981</text:p>
          </table:table-cell>
          <table:table-cell table:formula="of:=ROUND(0.1432375007*[.C34]+29.8252212349;0)" office:value-type="float" office:value="488">
            <text:p>488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A35]*100" office:value-type="float" office:value="3300">
            <text:p>3300</text:p>
          </table:table-cell>
          <table:table-cell table:formula="of:=ROUND([.C35]*0.302369566+13.7483907243; 0)" office:value-type="float" office:value="1012">
            <text:p>1012</text:p>
          </table:table-cell>
          <table:table-cell table:formula="of:=ROUND(0.1432375007*[.C35]+29.8252212349;0)" office:value-type="float" office:value="503">
            <text:p>5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A36]*100" office:value-type="float" office:value="3400">
            <text:p>3400</text:p>
          </table:table-cell>
          <table:table-cell table:formula="of:=ROUND([.C36]*0.302369566+13.7483907243; 0)" office:value-type="float" office:value="1042">
            <text:p>1042</text:p>
          </table:table-cell>
          <table:table-cell table:formula="of:=ROUND(0.1432375007*[.C36]+29.8252212349;0)" office:value-type="float" office:value="517">
            <text:p>5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[.A37]*100" office:value-type="float" office:value="3500">
            <text:p>3500</text:p>
          </table:table-cell>
          <table:table-cell table:formula="of:=ROUND([.C37]*0.302369566+13.7483907243; 0)" office:value-type="float" office:value="1072">
            <text:p>1072</text:p>
          </table:table-cell>
          <table:table-cell table:formula="of:=ROUND(0.1432375007*[.C37]+29.8252212349;0)" office:value-type="float" office:value="531">
            <text:p>531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[.A38]*100" office:value-type="float" office:value="3600">
            <text:p>3600</text:p>
          </table:table-cell>
          <table:table-cell table:formula="of:=ROUND([.C38]*0.302369566+13.7483907243; 0)" office:value-type="float" office:value="1102">
            <text:p>1102</text:p>
          </table:table-cell>
          <table:table-cell table:formula="of:=ROUND(0.1432375007*[.C38]+29.8252212349;0)" office:value-type="float" office:value="545">
            <text:p>545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A39]*100" office:value-type="float" office:value="3700">
            <text:p>3700</text:p>
          </table:table-cell>
          <table:table-cell table:formula="of:=ROUND([.C39]*0.302369566+13.7483907243; 0)" office:value-type="float" office:value="1133">
            <text:p>1133</text:p>
          </table:table-cell>
          <table:table-cell table:formula="of:=ROUND(0.1432375007*[.C39]+29.8252212349;0)" office:value-type="float" office:value="560">
            <text:p>560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A40]*100" office:value-type="float" office:value="3800">
            <text:p>3800</text:p>
          </table:table-cell>
          <table:table-cell table:formula="of:=ROUND([.C40]*0.302369566+13.7483907243; 0)" office:value-type="float" office:value="1163">
            <text:p>1163</text:p>
          </table:table-cell>
          <table:table-cell table:formula="of:=ROUND(0.1432375007*[.C40]+29.8252212349;0)" office:value-type="float" office:value="574">
            <text:p>5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[.A41]*100" office:value-type="float" office:value="3900">
            <text:p>3900</text:p>
          </table:table-cell>
          <table:table-cell table:formula="of:=ROUND([.C41]*0.302369566+13.7483907243; 0)" office:value-type="float" office:value="1193">
            <text:p>1193</text:p>
          </table:table-cell>
          <table:table-cell table:formula="of:=ROUND(0.1432375007*[.C41]+29.8252212349;0)" office:value-type="float" office:value="588">
            <text:p>5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[.A42]*100" office:value-type="float" office:value="4000">
            <text:p>4000</text:p>
          </table:table-cell>
          <table:table-cell table:formula="of:=ROUND([.C42]*0.302369566+13.7483907243; 0)" office:value-type="float" office:value="1223">
            <text:p>1223</text:p>
          </table:table-cell>
          <table:table-cell table:formula="of:=ROUND(0.1432375007*[.C42]+29.8252212349;0)" office:value-type="float" office:value="603">
            <text:p>603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[.A43]*100" office:value-type="float" office:value="4100">
            <text:p>4100</text:p>
          </table:table-cell>
          <table:table-cell table:formula="of:=ROUND([.C43]*0.302369566+13.7483907243; 0)" office:value-type="float" office:value="1253">
            <text:p>1253</text:p>
          </table:table-cell>
          <table:table-cell table:formula="of:=ROUND(0.1432375007*[.C43]+29.8252212349;0)" office:value-type="float" office:value="617">
            <text:p>617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[.A44]*100" office:value-type="float" office:value="4200">
            <text:p>4200</text:p>
          </table:table-cell>
          <table:table-cell table:formula="of:=ROUND([.C44]*0.302369566+13.7483907243; 0)" office:value-type="float" office:value="1284">
            <text:p>1284</text:p>
          </table:table-cell>
          <table:table-cell table:formula="of:=ROUND(0.1432375007*[.C44]+29.8252212349;0)" office:value-type="float" office:value="631">
            <text:p>631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[.A45]*100" office:value-type="float" office:value="4300">
            <text:p>4300</text:p>
          </table:table-cell>
          <table:table-cell table:formula="of:=ROUND([.C45]*0.302369566+13.7483907243; 0)" office:value-type="float" office:value="1314">
            <text:p>1314</text:p>
          </table:table-cell>
          <table:table-cell table:formula="of:=ROUND(0.1432375007*[.C45]+29.8252212349;0)" office:value-type="float" office:value="646">
            <text:p>646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[.A46]*100" office:value-type="float" office:value="4400">
            <text:p>4400</text:p>
          </table:table-cell>
          <table:table-cell table:formula="of:=ROUND([.C46]*0.302369566+13.7483907243; 0)" office:value-type="float" office:value="1344">
            <text:p>1344</text:p>
          </table:table-cell>
          <table:table-cell table:formula="of:=ROUND(0.1432375007*[.C46]+29.8252212349;0)" office:value-type="float" office:value="660">
            <text:p>660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[.A47]*100" office:value-type="float" office:value="4500">
            <text:p>4500</text:p>
          </table:table-cell>
          <table:table-cell table:formula="of:=ROUND([.C47]*0.302369566+13.7483907243; 0)" office:value-type="float" office:value="1374">
            <text:p>1374</text:p>
          </table:table-cell>
          <table:table-cell table:formula="of:=ROUND(0.1432375007*[.C47]+29.8252212349;0)" office:value-type="float" office:value="674">
            <text:p>6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[.A48]*100" office:value-type="float" office:value="4600">
            <text:p>4600</text:p>
          </table:table-cell>
          <table:table-cell table:formula="of:=ROUND([.C48]*0.302369566+13.7483907243; 0)" office:value-type="float" office:value="1405">
            <text:p>1405</text:p>
          </table:table-cell>
          <table:table-cell table:formula="of:=ROUND(0.1432375007*[.C48]+29.8252212349;0)" office:value-type="float" office:value="689">
            <text:p>689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[.A49]*100" office:value-type="float" office:value="4700">
            <text:p>4700</text:p>
          </table:table-cell>
          <table:table-cell table:formula="of:=ROUND([.C49]*0.302369566+13.7483907243; 0)" office:value-type="float" office:value="1435">
            <text:p>1435</text:p>
          </table:table-cell>
          <table:table-cell table:formula="of:=ROUND(0.1432375007*[.C49]+29.8252212349;0)" office:value-type="float" office:value="703">
            <text:p>703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[.A50]*100" office:value-type="float" office:value="4800">
            <text:p>4800</text:p>
          </table:table-cell>
          <table:table-cell table:formula="of:=ROUND([.C50]*0.302369566+13.7483907243; 0)" office:value-type="float" office:value="1465">
            <text:p>1465</text:p>
          </table:table-cell>
          <table:table-cell table:formula="of:=ROUND(0.1432375007*[.C50]+29.8252212349;0)" office:value-type="float" office:value="717">
            <text:p>7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[.A51]*100" office:value-type="float" office:value="4900">
            <text:p>4900</text:p>
          </table:table-cell>
          <table:table-cell table:formula="of:=ROUND([.C51]*0.302369566+13.7483907243; 0)" office:value-type="float" office:value="1495">
            <text:p>1495</text:p>
          </table:table-cell>
          <table:table-cell table:formula="of:=ROUND(0.1432375007*[.C51]+29.8252212349;0)" office:value-type="float" office:value="732">
            <text:p>7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[.A52]*100" office:value-type="float" office:value="5000">
            <text:p>5000</text:p>
          </table:table-cell>
          <table:table-cell table:formula="of:=ROUND([.C52]*0.302369566+13.7483907243; 0)" office:value-type="float" office:value="1526">
            <text:p>1526</text:p>
          </table:table-cell>
          <table:table-cell table:formula="of:=ROUND(0.1432375007*[.C52]+29.8252212349;0)" office:value-type="float" office:value="746">
            <text:p>746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[.A53]*100" office:value-type="float" office:value="5100">
            <text:p>5100</text:p>
          </table:table-cell>
          <table:table-cell table:formula="of:=ROUND([.C53]*0.302369566+13.7483907243; 0)" office:value-type="float" office:value="1556">
            <text:p>1556</text:p>
          </table:table-cell>
          <table:table-cell table:formula="of:=ROUND(0.1432375007*[.C53]+29.8252212349;0)" office:value-type="float" office:value="760">
            <text:p>760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[.A54]*100" office:value-type="float" office:value="5200">
            <text:p>5200</text:p>
          </table:table-cell>
          <table:table-cell table:formula="of:=ROUND([.C54]*0.302369566+13.7483907243; 0)" office:value-type="float" office:value="1586">
            <text:p>1586</text:p>
          </table:table-cell>
          <table:table-cell table:formula="of:=ROUND(0.1432375007*[.C54]+29.8252212349;0)" office:value-type="float" office:value="775">
            <text:p>7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[.A55]*100" office:value-type="float" office:value="5300">
            <text:p>5300</text:p>
          </table:table-cell>
          <table:table-cell table:formula="of:=ROUND([.C55]*0.302369566+13.7483907243; 0)" office:value-type="float" office:value="1616">
            <text:p>1616</text:p>
          </table:table-cell>
          <table:table-cell table:formula="of:=ROUND(0.1432375007*[.C55]+29.8252212349;0)" office:value-type="float" office:value="789">
            <text:p>789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[.A56]*100" office:value-type="float" office:value="5400">
            <text:p>5400</text:p>
          </table:table-cell>
          <table:table-cell table:formula="of:=ROUND([.C56]*0.302369566+13.7483907243; 0)" office:value-type="float" office:value="1647">
            <text:p>1647</text:p>
          </table:table-cell>
          <table:table-cell table:formula="of:=ROUND(0.1432375007*[.C56]+29.8252212349;0)" office:value-type="float" office:value="803">
            <text:p>803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[.A57]*100" office:value-type="float" office:value="5500">
            <text:p>5500</text:p>
          </table:table-cell>
          <table:table-cell table:formula="of:=ROUND([.C57]*0.302369566+13.7483907243; 0)" office:value-type="float" office:value="1677">
            <text:p>1677</text:p>
          </table:table-cell>
          <table:table-cell table:formula="of:=ROUND(0.1432375007*[.C57]+29.8252212349;0)" office:value-type="float" office:value="818">
            <text:p>8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[.A58]*100" office:value-type="float" office:value="5600">
            <text:p>5600</text:p>
          </table:table-cell>
          <table:table-cell table:formula="of:=ROUND([.C58]*0.302369566+13.7483907243; 0)" office:value-type="float" office:value="1707">
            <text:p>1707</text:p>
          </table:table-cell>
          <table:table-cell table:formula="of:=ROUND(0.1432375007*[.C58]+29.8252212349;0)" office:value-type="float" office:value="832">
            <text:p>832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[.A59]*100" office:value-type="float" office:value="5700">
            <text:p>5700</text:p>
          </table:table-cell>
          <table:table-cell table:formula="of:=ROUND([.C59]*0.302369566+13.7483907243; 0)" office:value-type="float" office:value="1737">
            <text:p>1737</text:p>
          </table:table-cell>
          <table:table-cell table:formula="of:=ROUND(0.1432375007*[.C59]+29.8252212349;0)" office:value-type="float" office:value="846">
            <text:p>846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[.A60]*100" office:value-type="float" office:value="5800">
            <text:p>5800</text:p>
          </table:table-cell>
          <table:table-cell table:formula="of:=ROUND([.C60]*0.302369566+13.7483907243; 0)" office:value-type="float" office:value="1767">
            <text:p>1767</text:p>
          </table:table-cell>
          <table:table-cell table:formula="of:=ROUND(0.1432375007*[.C60]+29.8252212349;0)" office:value-type="float" office:value="861">
            <text:p>861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[.A61]*100" office:value-type="float" office:value="5900">
            <text:p>5900</text:p>
          </table:table-cell>
          <table:table-cell table:formula="of:=ROUND([.C61]*0.302369566+13.7483907243; 0)" office:value-type="float" office:value="1798">
            <text:p>1798</text:p>
          </table:table-cell>
          <table:table-cell table:formula="of:=ROUND(0.1432375007*[.C61]+29.8252212349;0)" office:value-type="float" office:value="875">
            <text:p>8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[.A62]*100" office:value-type="float" office:value="6000">
            <text:p>6000</text:p>
          </table:table-cell>
          <table:table-cell table:formula="of:=ROUND([.C62]*0.302369566+13.7483907243; 0)" office:value-type="float" office:value="1828">
            <text:p>1828</text:p>
          </table:table-cell>
          <table:table-cell table:formula="of:=ROUND(0.1432375007*[.C62]+29.8252212349;0)" office:value-type="float" office:value="889">
            <text:p>889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[.A63]*100" office:value-type="float" office:value="6100">
            <text:p>6100</text:p>
          </table:table-cell>
          <table:table-cell table:formula="of:=ROUND([.C63]*0.302369566+13.7483907243; 0)" office:value-type="float" office:value="1858">
            <text:p>1858</text:p>
          </table:table-cell>
          <table:table-cell table:formula="of:=ROUND(0.1432375007*[.C63]+29.8252212349;0)" office:value-type="float" office:value="904">
            <text:p>904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[.A64]*100" office:value-type="float" office:value="6200">
            <text:p>6200</text:p>
          </table:table-cell>
          <table:table-cell table:formula="of:=ROUND([.C64]*0.302369566+13.7483907243; 0)" office:value-type="float" office:value="1888">
            <text:p>1888</text:p>
          </table:table-cell>
          <table:table-cell table:formula="of:=ROUND(0.1432375007*[.C64]+29.8252212349;0)" office:value-type="float" office:value="918">
            <text:p>918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[.A65]*100" office:value-type="float" office:value="6300">
            <text:p>6300</text:p>
          </table:table-cell>
          <table:table-cell table:formula="of:=ROUND([.C65]*0.302369566+13.7483907243; 0)" office:value-type="float" office:value="1919">
            <text:p>1919</text:p>
          </table:table-cell>
          <table:table-cell table:formula="of:=ROUND(0.1432375007*[.C65]+29.8252212349;0)" office:value-type="float" office:value="932">
            <text:p>9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A66]*100" office:value-type="float" office:value="6400">
            <text:p>6400</text:p>
          </table:table-cell>
          <table:table-cell table:formula="of:=ROUND([.C66]*0.302369566+13.7483907243; 0)" office:value-type="float" office:value="1949">
            <text:p>1949</text:p>
          </table:table-cell>
          <table:table-cell table:formula="of:=ROUND(0.1432375007*[.C66]+29.8252212349;0)" office:value-type="float" office:value="947">
            <text:p>9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[.A67]*100" office:value-type="float" office:value="6500">
            <text:p>6500</text:p>
          </table:table-cell>
          <table:table-cell table:formula="of:=ROUND([.C67]*0.302369566+13.7483907243; 0)" office:value-type="float" office:value="1979">
            <text:p>1979</text:p>
          </table:table-cell>
          <table:table-cell table:formula="of:=ROUND(0.1432375007*[.C67]+29.8252212349;0)" office:value-type="float" office:value="961">
            <text:p>96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[.A68]*100" office:value-type="float" office:value="6600">
            <text:p>6600</text:p>
          </table:table-cell>
          <table:table-cell table:formula="of:=ROUND([.C68]*0.302369566+13.7483907243; 0)" office:value-type="float" office:value="2009">
            <text:p>2009</text:p>
          </table:table-cell>
          <table:table-cell table:formula="of:=ROUND(0.1432375007*[.C68]+29.8252212349;0)" office:value-type="float" office:value="975">
            <text:p>975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[.A69]*100" office:value-type="float" office:value="6700">
            <text:p>6700</text:p>
          </table:table-cell>
          <table:table-cell table:formula="of:=ROUND([.C69]*0.302369566+13.7483907243; 0)" office:value-type="float" office:value="2040">
            <text:p>2040</text:p>
          </table:table-cell>
          <table:table-cell table:formula="of:=ROUND(0.1432375007*[.C69]+29.8252212349;0)" office:value-type="float" office:value="990">
            <text:p>990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[.A70]*100" office:value-type="float" office:value="6800">
            <text:p>6800</text:p>
          </table:table-cell>
          <table:table-cell table:formula="of:=ROUND([.C70]*0.302369566+13.7483907243; 0)" office:value-type="float" office:value="2070">
            <text:p>2070</text:p>
          </table:table-cell>
          <table:table-cell table:formula="of:=ROUND(0.1432375007*[.C70]+29.8252212349;0)" office:value-type="float" office:value="1004">
            <text:p>1004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[.A71]*100" office:value-type="float" office:value="6900">
            <text:p>6900</text:p>
          </table:table-cell>
          <table:table-cell table:formula="of:=ROUND([.C71]*0.302369566+13.7483907243; 0)" office:value-type="float" office:value="2100">
            <text:p>2100</text:p>
          </table:table-cell>
          <table:table-cell table:formula="of:=ROUND(0.1432375007*[.C71]+29.8252212349;0)" office:value-type="float" office:value="1018">
            <text:p>1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9">08/19/2012</text:date>, <text:time>13:4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ron Solochek</meta:initial-creator>
    <meta:creation-date>2012-08-16T11:43:15</meta:creation-date>
    <dc:date>2012-08-19T13:45:51</dc:date>
    <dc:creator>Aaron Solochek</dc:creator>
    <meta:editing-duration>PT15M10S</meta:editing-duration>
    <meta:editing-cycles>1</meta:editing-cycles>
    <meta:generator>LibreOffice/3.3$Unix LibreOffice_project/330m19$Build-401</meta:generator>
    <meta:document-statistic meta:table-count="4" meta:cell-count="4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1cm" svg:height="13.542cm" xlink:href=".." xlink:type="simple" chart:class="chart:scatter" chart:style-name="ch1">
        <chart:legend chart:legend-position="end" svg:x="16.933cm" svg:y="6.251cm" chart:style-name="ch2"/>
        <chart:plot-area chart:style-name="ch3" table:cell-range-address="Sheet1.A2:Sheet1.B33" svg:x="1.463cm" svg:y="1.215cm" svg:width="14.566cm" svg:height="11.076cm">
          <chartooo:coordinate-region svg:x="1.795cm" svg:y="1.414cm" svg:width="13.862cm" svg:height="10.23cm"/>
          <chart:axis chart:dimension="x" chart:name="primary-x" chart:style-name="ch4">
            <chart:title svg:x="8.451cm" svg:y="12.561cm" chart:style-name="ch5">
              <text:p>mV</text:p>
            </chart:title>
          </chart:axis>
          <chart:axis chart:dimension="y" chart:name="primary-y" chart:style-name="ch4">
            <chart:title svg:x="0.451cm" svg:y="7.154cm" chart:style-name="ch6">
              <text:p>ADC</text:p>
            </chart:title>
            <chart:grid chart:style-name="ch7" chart:class="major"/>
          </chart:axis>
          <chart:series chart:style-name="ch8" chart:values-cell-range-address="Sheet1.B2:Sheet1.B33" chart:class="chart:scatter">
            <chart:domain table:cell-range-address="Sheet1.A2:Sheet1.A33"/>
            <chart:regression-curve chart:style-name="ch9">
              <chart:equation chart:display-r-square="true"/>
            </chart:regression-curve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2:Sheet1.A33</svg:desc>
                </draw:g>
              </table:table-cell>
              <table:table-cell office:value-type="float" office:value="7">
                <text:p>7</text:p>
                <draw:g>
                  <svg:desc>Sheet1.B2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">
                <text:p>3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">
                <text:p>5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7">
                <text:p>5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">
                <text:p>6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6">
                <text:p>74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7">
                <text:p>84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8">
                <text:p>95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2">
                <text:p>110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5">
                <text:p>128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5">
                <text:p>133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0">
                <text:p>143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6">
                <text:p>150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0">
                <text:p>165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9">
                <text:p>180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5">
                <text:p>192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1">
                <text:p>200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3">
                <text:p>210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32">
                <text:p>223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5">
                <text:p>240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0">
                <text:p>25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80">
                <text:p>2680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7">
                <text:p>289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0">
                <text:p>30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9">
                <text:p>312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8">
                <text:p>320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7">
                <text:p>324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1">
                <text:p>327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2">
                <text:p>3312</text:p>
              </table:table-cell>
              <table:table-cell office:value-type="float" office:value="1016">
                <text:p>1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93cm" svg:height="13.763cm" xlink:href=".." xlink:type="simple" chart:class="chart:scatter" chart:style-name="ch1">
        <chart:legend chart:legend-position="end" svg:x="19.995cm" svg:y="6.361cm" chart:style-name="ch2"/>
        <chart:plot-area chart:style-name="ch3" table:cell-range-address="Sheet1.A1:Sheet1.A33 Sheet1.B2:Sheet1.B33" chart:data-source-has-labels="both" svg:x="0.943cm" svg:y="1.235cm" svg:width="18.066cm" svg:height="11.833cm">
          <chartooo:coordinate-region svg:x="1.935cm" svg:y="1.435cm" svg:width="16.702cm" svg:height="11.434cm"/>
          <chart:axis chart:dimension="x" chart:name="primary-x" chart:style-name="ch4">
            <chart:categories table:cell-range-address="Sheet1.A1:Sheet1.A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3" chart:label-cell-address="Sheet1.A1:Sheet1.A1" chart:class="chart:scatter">
            <chart:domain table:cell-range-address="Sheet1.B2:Sheet1.B33"/>
            <chart:regression-curve chart:style-name="ch7">
              <chart:equation chart:display-r-square="true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V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V</text:p>
                <draw:g>
                  <svg:desc>Sheet1.A1:Sheet1.A1</svg:desc>
                </draw:g>
              </table:table-cell>
              <table:table-cell office:value-type="float" office:value="7">
                <text:p>7</text:p>
                <draw:g>
                  <svg:desc>Sheet1.B2:Sheet1.B33</svg:desc>
                </draw:g>
              </table:table-cell>
              <table:table-cell office:value-type="float" office:value="-3">
                <text:p>-3</text:p>
                <draw:g>
                  <svg:desc>Sheet1.A2:Sheet1.A33</svg:desc>
                </draw:g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/>
              <table:table-cell office:value-type="float" office:value="252">
                <text:p>25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/>
              <table:table-cell office:value-type="float" office:value="319">
                <text:p>3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352">
                <text:p>35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/>
              <table:table-cell office:value-type="float" office:value="408">
                <text:p>40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/>
              <table:table-cell office:value-type="float" office:value="423">
                <text:p>423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/>
              <table:table-cell office:value-type="float" office:value="449">
                <text:p>449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/>
              <table:table-cell office:value-type="float" office:value="476">
                <text:p>47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/>
              <table:table-cell office:value-type="float" office:value="511">
                <text:p>51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560">
                <text:p>560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/>
              <table:table-cell office:value-type="float" office:value="591">
                <text:p>591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/>
              <table:table-cell office:value-type="float" office:value="615">
                <text:p>61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/>
              <table:table-cell office:value-type="float" office:value="639">
                <text:p>639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/>
              <table:table-cell office:value-type="float" office:value="684">
                <text:p>684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/>
              <table:table-cell office:value-type="float" office:value="739">
                <text:p>73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/>
              <table:table-cell office:value-type="float" office:value="771">
                <text:p>771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/>
              <table:table-cell office:value-type="float" office:value="828">
                <text:p>828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/>
              <table:table-cell office:value-type="float" office:value="896">
                <text:p>89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/>
              <table:table-cell office:value-type="float" office:value="984">
                <text:p>984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/>
              <table:table-cell office:value-type="float" office:value="992">
                <text:p>99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/>
              <table:table-cell office:value-type="float" office:value="1004">
                <text:p>1004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/>
              <table:table-cell office:value-type="float" office:value="1016">
                <text:p>1016</text:p>
              </table:table-cell>
              <table:table-cell office:value-type="float" office:value="3312">
                <text:p>3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8cm" svg:height="13.234cm" xlink:href=".." xlink:type="simple" chart:class="chart:scatter" chart:style-name="ch1">
        <chart:legend chart:legend-position="end" svg:x="19.021cm" svg:y="6.097cm" chart:style-name="ch2"/>
        <chart:plot-area chart:style-name="ch3" table:cell-range-address="Sheet1.A1:Sheet1.A1 Sheet2.A2:Sheet2.B23" chart:data-source-has-labels="column" svg:x="1.504cm" svg:y="1.191cm" svg:width="16.531cm" svg:height="10.798cm">
          <chartooo:coordinate-region svg:x="2.496cm" svg:y="1.39cm" svg:width="15.167cm" svg:height="9.952cm"/>
          <chart:axis chart:dimension="x" chart:name="primary-x" chart:style-name="ch4">
            <chart:title svg:x="9.474cm" svg:y="12.253cm" chart:style-name="ch5">
              <text:p>mV</text:p>
            </chart:title>
            <chart:categories table:cell-range-address="Sheet1.A1:Sheet1.A1"/>
          </chart:axis>
          <chart:axis chart:dimension="y" chart:name="primary-y" chart:style-name="ch4">
            <chart:title svg:x="0.451cm" svg:y="6.991cm" chart:style-name="ch6">
              <text:p>ADC</text:p>
            </chart:title>
            <chart:grid chart:style-name="ch7" chart:class="major"/>
          </chart:axis>
          <chart:series chart:style-name="ch8" chart:values-cell-range-address="Sheet2.A2:Sheet2.A23" chart:class="chart:scatter">
            <chart:domain table:cell-range-address="Sheet2.B2:Sheet2.B23"/>
            <chart:regression-curve chart:style-name="ch9">
              <chart:equation chart:display-r-square="true"/>
            </chart:regression-curve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mV</text:p>
                <draw:g>
                  <svg:desc>Sheet1.A1:Sheet1.A1</svg:desc>
                </draw:g>
              </table:table-cell>
              <table:table-cell office:value-type="float" office:value="775">
                <text:p>775</text:p>
                <draw:g>
                  <svg:desc>Sheet2.B2:Sheet2.B23</svg:desc>
                </draw:g>
              </table:table-cell>
              <table:table-cell office:value-type="float" office:value="5205">
                <text:p>5205</text:p>
                <draw:g>
                  <svg:desc>Sheet2.A2:Sheet2.A23</svg:desc>
                </draw:g>
              </table:table-cell>
            </table:table-row>
            <table:table-row>
              <table:table-cell office:value-type="string"/>
              <table:table-cell office:value-type="float" office:value="796">
                <text:p>796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/>
              <table:table-cell office:value-type="float" office:value="799">
                <text:p>799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/>
              <table:table-cell office:value-type="float" office:value="828">
                <text:p>828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/>
              <table:table-cell office:value-type="float" office:value="831">
                <text:p>831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/>
              <table:table-cell office:value-type="float" office:value="847">
                <text:p>847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/>
              <table:table-cell office:value-type="float" office:value="864">
                <text:p>864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/>
              <table:table-cell office:value-type="float" office:value="903">
                <text:p>903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/>
              <table:table-cell office:value-type="float" office:value="935">
                <text:p>93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/>
              <table:table-cell office:value-type="float" office:value="952">
                <text:p>952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/>
              <table:table-cell office:value-type="float" office:value="972">
                <text:p>972</text:p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string"/>
              <table:table-cell office:value-type="float" office:value="984">
                <text:p>984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/>
              <table:table-cell office:value-type="float" office:value="1016">
                <text:p>1016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/>
              <table:table-cell office:value-type="float" office:value="768">
                <text:p>768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/>
              <table:table-cell office:value-type="float" office:value="736">
                <text:p>736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/>
              <table:table-cell office:value-type="float" office:value="705">
                <text:p>705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/>
              <table:table-cell office:value-type="float" office:value="688">
                <text:p>688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/>
              <table:table-cell office:value-type="float" office:value="670">
                <text:p>670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/>
              <table:table-cell office:value-type="float" office:value="639">
                <text:p>639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/>
              <table:table-cell office:value-type="float" office:value="624">
                <text:p>624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/>
              <table:table-cell office:value-type="float" office:value="615">
                <text:p>615</text:p>
              </table:table-cell>
              <table:table-cell office:value-type="float" office:value="4016">
                <text:p>4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57cm" svg:height="11.824cm" xlink:href=".." xlink:type="simple" chart:class="chart:scatter" chart:style-name="ch1">
        <chart:legend chart:legend-position="end" svg:x="18.88cm" svg:y="5.392cm" chart:style-name="ch2"/>
        <chart:plot-area chart:style-name="ch3" table:cell-range-address="Sheet2.A2:Sheet2.B23" svg:x="1.502cm" svg:y="1.079cm" svg:width="16.396cm" svg:height="9.528cm">
          <chartooo:coordinate-region svg:x="2.494cm" svg:y="1.279cm" svg:width="15.032cm" svg:height="8.681cm"/>
          <chart:axis chart:dimension="x" chart:name="primary-x" chart:style-name="ch4">
            <chart:title svg:x="9.405cm" svg:y="10.843cm" chart:style-name="ch5">
              <text:p>mV</text:p>
            </chart:title>
          </chart:axis>
          <chart:axis chart:dimension="y" chart:name="primary-y" chart:style-name="ch4">
            <chart:title svg:x="0.451cm" svg:y="6.244cm" chart:style-name="ch6">
              <text:p>ADC</text:p>
            </chart:title>
            <chart:grid chart:style-name="ch7" chart:class="major"/>
          </chart:axis>
          <chart:series chart:style-name="ch8" chart:values-cell-range-address="Sheet2.B2:Sheet2.B23" chart:class="chart:scatter">
            <chart:domain table:cell-range-address="Sheet2.A2:Sheet2.A23"/>
            <chart:regression-curve chart:style-name="ch9">
              <chart:equation chart:display-r-square="true"/>
            </chart:regression-curve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05">
                <text:p>5205</text:p>
                <draw:g>
                  <svg:desc>Sheet2.A2:Sheet2.A23</svg:desc>
                </draw:g>
              </table:table-cell>
              <table:table-cell office:value-type="float" office:value="775">
                <text:p>775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30">
                <text:p>533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8">
                <text:p>540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72">
                <text:p>557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15">
                <text:p>561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0">
                <text:p>576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24">
                <text:p>582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4">
                <text:p>608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6">
                <text:p>6226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28">
                <text:p>632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33">
                <text:p>643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73">
                <text:p>657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50">
                <text:p>66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50">
                <text:p>685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92">
                <text:p>509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8">
                <text:p>493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47">
                <text:p>474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80">
                <text:p>458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0">
                <text:p>448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81">
                <text:p>428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64">
                <text:p>4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6">
                <text:p>4016</text:p>
              </table:table-cell>
              <table:table-cell office:value-type="float" office:value="615">
                <text:p>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